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5b81d" officeooo:paragraph-rsid="0015b81d" style:font-size-asian="14pt" style:font-weight-asian="bold" style:font-size-complex="16pt" style:font-weight-complex="bold"/>
    </style:style>
    <style:style style:name="P2" style:family="paragraph" style:parent-style-name="Standard" style:list-style-name="L1">
      <style:text-properties officeooo:paragraph-rsid="0015b81d"/>
    </style:style>
    <style:style style:name="P3" style:family="paragraph" style:parent-style-name="Standard">
      <style:text-properties fo:font-size="18pt" fo:font-weight="bold" officeooo:rsid="0015b81d" officeooo:paragraph-rsid="0015b81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62f1a" officeooo:paragraph-rsid="00162f1a"/>
    </style:style>
    <style:style style:name="P5" style:family="paragraph" style:parent-style-name="Standard" style:list-style-name="L1">
      <style:text-properties officeooo:rsid="00162f1a" officeooo:paragraph-rsid="00162f1a"/>
    </style:style>
    <style:style style:name="P6" style:family="paragraph" style:parent-style-name="Text_20_body">
      <style:text-properties officeooo:rsid="00162f1a" officeooo:paragraph-rsid="00162f1a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Preformatted_20_Text">
      <style:text-properties fo:font-size="14pt" style:font-size-asian="14pt" style:font-size-complex="14pt"/>
    </style:style>
    <style:style style:name="P9" style:family="paragraph" style:parent-style-name="Preformatted_20_Text">
      <style:text-properties fo:color="#ce181e" fo:font-size="14pt" style:font-size-asian="14pt" style:font-size-complex="14pt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size="14pt" style:font-size-asian="14pt" style:font-size-complex="14pt"/>
    </style:style>
    <style:style style:name="P11" style:family="paragraph" style:parent-style-name="Preformatted_20_Text">
      <style:paragraph-properties fo:margin-top="0in" fo:margin-bottom="0.1965in" loext:contextual-spacing="false"/>
      <style:text-properties fo:color="#ce181e" fo:font-size="14pt" fo:background-color="#ffffff" style:font-size-asian="14pt" style:font-size-complex="14pt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ce181e" fo:font-size="14pt" style:font-size-asian="14pt" style:font-size-complex="14pt"/>
    </style:style>
    <style:style style:name="T1" style:family="text">
      <style:text-properties fo:font-variant="normal" fo:text-transform="none" fo:color="#1f1f1f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1f1f1f" style:font-name="OpenSans" fo:font-size="16pt" fo:letter-spacing="normal" fo:font-style="normal" fo:font-weight="normal" style:font-size-asian="16pt" style:font-size-complex="16pt"/>
    </style:style>
    <style:style style:name="T3" style:family="text">
      <style:text-properties fo:font-variant="normal" fo:text-transform="none" fo:color="#1f1f1f" style:font-name="OpenSans" fo:font-size="16pt" fo:letter-spacing="normal" fo:font-style="normal" fo:font-weight="normal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1f1f1f" style:font-name="OpenSans" fo:font-size="16pt" fo:letter-spacing="normal" fo:font-style="normal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1f1f1f" style:font-name="OpenSans" fo:font-size="16pt" fo:letter-spacing="normal" fo:font-style="normal" style:font-size-asian="16pt" style:font-size-complex="16pt"/>
    </style:style>
    <style:style style:name="T6" style:family="text">
      <style:text-properties fo:font-variant="normal" fo:text-transform="none" fo:color="#1f1f1f" fo:letter-spacing="normal"/>
    </style:style>
    <style:style style:name="T7" style:family="text">
      <style:text-properties fo:font-variant="normal" fo:text-transform="none" fo:color="#1f1f1f" fo:font-size="16pt" fo:letter-spacing="normal" style:font-size-asian="16pt" style:font-size-complex="16pt"/>
    </style:style>
    <style:style style:name="T8" style:family="text">
      <style:text-properties fo:font-variant="normal" fo:text-transform="none" fo:color="#1f1f1f" fo:font-size="16pt" fo:letter-spacing="normal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1f1f1f" fo:font-size="16pt" fo:letter-spacing="normal" fo:font-weight="bold" officeooo:rsid="00162f1a" style:font-size-asian="14pt" style:font-weight-asian="bold" style:font-size-complex="16pt" style:font-weight-complex="bold"/>
    </style:style>
    <style:style style:name="T10" style:family="text">
      <style:text-properties fo:font-variant="normal" fo:text-transform="none" fo:color="#1f1f1f" fo:font-size="18pt" fo:letter-spacing="normal" fo:font-weight="bold" officeooo:rsid="00162f1a" style:font-size-asian="15.75pt" style:font-weight-asian="bold" style:font-size-complex="18pt" style:font-weight-complex="bold"/>
    </style:style>
    <style:style style:name="T11" style:family="text">
      <style:text-properties fo:font-size="16pt" fo:font-weight="bold" officeooo:rsid="0015b81d" style:font-size-asian="14pt" style:font-weight-asian="bold" style:font-size-complex="16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of Getting Help:</text:p>
      <text:p text:style-name="P1"/>
      <text:p text:style-name="P1"/>
      <text:p text:style-name="P1">3 Ways;</text:p>
      <text:p text:style-name="P1"/>
      <text:list xml:id="list188971086" text:style-name="L1">
        <text:list-item>
          <text:p text:style-name="P2"><text:span text:style-name="T10">man i</text:span><text:span text:style-name="T4">s the workhorse of Linux documentation.</text:span></text:p>
          <text:p text:style-name="P5"><text:span text:style-name="T4">(short for manual)</text:span></text:p>
          <text:p text:style-name="P5"><text:span text:style-name="T4">man command gives you information about the system utilities.</text:span></text:p>
          <text:p text:style-name="P5"><text:span text:style-name="T4"/></text:p>
        </text:list-item>
      </text:list>
      <text:p text:style-name="P6"><text:span text:style-name="T3">For instance, </text:span><text:span text:style-name="Strong_20_Emphasis"><text:span text:style-name="T3">socket</text:span></text:span><text:span text:style-name="T3"> has at least two different man pages, in chapters 2 and 7. You can look at any one of them by specifying the particular chapter, as in:</text:span></text:p>
      <text:p text:style-name="Preformatted_20_Text"/>
      <text:p text:style-name="P11">$ man 7 socket</text:p>
      <text:p text:style-name="P7">or you can see all of them in sequence by doing:</text:p>
      <text:p text:style-name="Preformatted_20_Text"/>
      <text:p text:style-name="P12">$ man -a socket</text:p>
      <text:p text:style-name="Text_20_body"><text:span text:style-name="T14">man has a lot of options (do </text:span><text:span text:style-name="Strong_20_Emphasis"><text:span text:style-name="T14">man man</text:span></text:span><text:span text:style-name="T14">), some of which have utility short hand forms. For example, by doing either of these commands:</text:span></text:p>
      <text:p text:style-name="P8"/>
      <text:p text:style-name="P9"/>
      <text:p text:style-name="P9">$ whatis socket</text:p>
      <text:p text:style-name="P12">$ man -f socket</text:p>
      <text:p text:style-name="P7">you will get a list of all man pages that have socket in their name. Likewise, if you do either of the commands:</text:p>
      <text:p text:style-name="Preformatted_20_Text"/>
      <text:p text:style-name="Preformatted_20_Text"/>
      <text:p text:style-name="P8">$ apropos socket</text:p>
      <text:p text:style-name="P10">$ man -k socket</text:p>
      <text:p text:style-name="P7">you will get a list of all man pages that discuss sockets, whether or not it is in their name.</text:p>
      <text:p text:style-name="Text_20_body"><text:line-break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0:38:14.306387108</meta:creation-date>
    <dc:date>2020-04-25T01:04:45.788964077</dc:date>
    <meta:editing-duration>PT2M13S</meta:editing-duration>
    <meta:editing-cycles>1</meta:editing-cycles>
    <meta:document-statistic meta:table-count="0" meta:image-count="0" meta:object-count="0" meta:page-count="1" meta:paragraph-count="18" meta:word-count="160" meta:character-count="796" meta:non-whitespace-character-count="655"/>
    <meta:generator>LibreOffice/6.0.7.3$Linux_X86_64 LibreOffice_project/00m0$Build-3</meta:generator>
  </office:meta>
</office:document-meta>
</file>